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3F0000044F6168D84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Code Pro" svg:font-family="'Source Code Pro'" style:font-pitch="fixed"/>
    <style:font-face style:name="Source Code Pro Semibold" svg:font-family="'Source Code Pro Semibold'" style:font-pitch="fixed"/>
  </office:font-face-decls>
  <office:automatic-styles>
    <style:style style:name="P1" style:family="paragraph" style:parent-style-name="Table_20_Contents">
      <style:paragraph-properties fo:text-align="start" style:justify-single-word="false"/>
      <style:text-properties style:font-name="Source Code Pro Semibold" officeooo:paragraph-rsid="0023a96f"/>
    </style:style>
    <style:style style:name="P2" style:family="paragraph" style:parent-style-name="Header">
      <style:paragraph-properties fo:text-align="end" style:justify-single-word="false"/>
      <style:text-properties style:font-name="Source Code Pro Semibold" officeooo:rsid="001cde8d" officeooo:paragraph-rsid="00239558"/>
    </style:style>
    <style:style style:name="P3" style:family="paragraph" style:parent-style-name="Header">
      <style:paragraph-properties fo:text-align="end" style:justify-single-word="false" fo:padding="0.049cm" fo:border-left="none" fo:border-right="none" fo:border-top="none" fo:border-bottom="0.06pt solid #000000"/>
      <style:text-properties style:font-name="Source Code Pro Semibold" officeooo:rsid="001cde8d" officeooo:paragraph-rsid="001cde8d"/>
    </style:style>
    <style:style style:name="P4" style:family="paragraph" style:parent-style-name="Footer">
      <style:paragraph-properties fo:text-align="center" style:justify-single-word="false" fo:padding-left="0.049cm" fo:padding-right="0.049cm" fo:padding-top="0.55cm" fo:padding-bottom="0.049cm" fo:border-left="none" fo:border-right="none" fo:border-top="0.06pt solid #000000" fo:border-bottom="none"/>
      <style:text-properties style:font-name="Source Code Pro Semibold" officeooo:paragraph-rsid="00298845"/>
    </style:style>
    <style:style style:name="P5" style:family="paragraph" style:parent-style-name="Text_20_body">
      <style:text-properties fo:language="cs" fo:country="CZ"/>
    </style:style>
    <style:style style:name="P6" style:family="paragraph" style:parent-style-name="Text_20_body">
      <style:paragraph-properties fo:text-align="center" style:justify-single-word="false"/>
      <style:text-properties fo:font-size="18pt" fo:language="cs" fo:country="CZ" fo:font-weight="bold" officeooo:rsid="00337e72" officeooo:paragraph-rsid="00337e72" style:font-size-asian="15.75pt" style:font-weight-asian="bold" style:font-size-complex="18pt" style:font-weight-complex="bold"/>
    </style:style>
    <style:style style:name="P7" style:family="paragraph" style:parent-style-name="Text_20_body">
      <style:paragraph-properties fo:text-align="center" style:justify-single-word="false"/>
      <style:text-properties fo:font-size="18pt" fo:language="cs" fo:country="CZ" fo:font-weight="normal" officeooo:rsid="00337e72" officeooo:paragraph-rsid="00337e72" style:font-size-asian="15.75pt" style:font-weight-asian="normal" style:font-size-complex="18pt" style:font-weight-complex="normal"/>
    </style:style>
    <style:style style:name="P8" style:family="paragraph" style:parent-style-name="Text_20_body">
      <style:paragraph-properties fo:text-align="start" style:justify-single-word="false"/>
      <style:text-properties fo:font-size="14pt" fo:language="cs" fo:country="CZ" style:text-underline-style="none" fo:font-weight="normal" officeooo:rsid="00337e72" officeooo:paragraph-rsid="00337e72" style:font-size-asian="14pt" style:font-weight-asian="normal" style:font-size-complex="14pt" style:font-weight-complex="normal"/>
    </style:style>
    <style:style style:name="P9" style:family="paragraph" style:parent-style-name="Text_20_body">
      <style:paragraph-properties fo:text-align="start" style:justify-single-word="false"/>
      <style:text-properties fo:font-size="14pt" fo:language="cs" fo:country="CZ" style:text-underline-style="none" fo:font-weight="normal" officeooo:rsid="0034a242" officeooo:paragraph-rsid="0034a242" style:font-size-asian="14pt" style:font-weight-asian="normal" style:font-size-complex="14pt" style:font-weight-complex="normal"/>
    </style:style>
    <style:style style:name="P10" style:family="paragraph" style:parent-style-name="Text_20_body">
      <style:paragraph-properties fo:text-align="center" style:justify-single-word="false"/>
      <style:text-properties fo:font-size="14pt" fo:language="cs" fo:country="CZ" style:text-underline-style="none" fo:font-weight="normal" officeooo:rsid="0034a242" officeooo:paragraph-rsid="0034a242" style:font-size-asian="14pt" style:font-weight-asian="normal" style:font-size-complex="14pt" style:font-weight-complex="normal"/>
    </style:style>
    <style:style style:name="P11" style:family="paragraph" style:parent-style-name="Text_20_body">
      <style:paragraph-properties fo:text-align="start" style:justify-single-word="false"/>
      <style:text-properties style:font-name="Source Code Pro" fo:font-size="14pt" fo:language="cs" fo:country="CZ" style:text-underline-style="none" fo:font-weight="normal" officeooo:rsid="0034a242" officeooo:paragraph-rsid="0034a242" style:font-size-asian="14pt" style:font-weight-asian="normal" style:font-size-complex="14pt" style:font-weight-complex="normal"/>
    </style:style>
    <style:style style:name="T1" style:family="text">
      <style:text-properties officeooo:rsid="0023a96f"/>
    </style:style>
    <style:style style:name="T2" style:family="text">
      <style:text-properties officeooo:rsid="0024a5af"/>
    </style:style>
    <style:style style:name="T3" style:family="text">
      <style:text-properties style:font-name="Source Code Pro"/>
    </style:style>
    <style:style style:name="T4" style:family="text">
      <style:text-properties style:font-name="Source Code Pro" officeooo:rsid="0031bb59"/>
    </style:style>
    <style:style style:name="T5" style:family="text">
      <style:text-properties style:font-name="Source Code Pro" fo:font-size="25pt" style:text-underline-style="solid" style:text-underline-width="auto" style:text-underline-color="font-color" style:font-size-asian="25pt" style:font-size-complex="25pt"/>
    </style:style>
    <style:style style:name="T6" style:family="text">
      <style:text-properties style:font-name="Source Code Pro" officeooo:rsid="0034a242"/>
    </style:style>
    <style:style style:name="T7" style:family="text">
      <style:text-properties style:font-name="Source Code Pro" fo:font-weight="bold" style:font-weight-asian="bold" style:font-weight-complex="bold"/>
    </style:style>
    <style:style style:name="T8" style:family="text">
      <style:text-properties style:font-name="Source Code Pro" fo:font-weight="bold" officeooo:rsid="0034a242" style:font-weight-asian="bold" style:font-weight-complex="bold"/>
    </style:style>
    <style:style style:name="T9" style:family="text">
      <style:text-properties style:font-name="Source Code Pro" officeooo:rsid="0035efa0"/>
    </style:style>
    <style:style style:name="fr1" style:family="graphic" style:parent-style-name="Graphics">
      <style:graphic-properties style:run-through="foreground" style:wrap="run-through" style:number-wrapped-paragraphs="1" style:vertical-pos="from-top" style:vertical-rel="paragraph" style:horizontal-pos="from-left" style:horizontal-rel="paragraph" fo:padding="0.049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4"/></text:p>
      <text:p text:style-name="P7"><text:span text:style-name="T4">D</text:span><text:span text:style-name="T3">orazili jste k výstavce příměšťáku</text:span></text:p>
      <text:p text:style-name="P6"><text:span text:style-name="T3"><text:s/></text:span><text:span text:style-name="T5">Informatika trochu jinak</text:span></text:p>
      <text:p text:style-name="P6"><text:span text:style-name="T5"/></text:p>
      <text:p text:style-name="P8"><text:span text:style-name="T3"><text:tab/>Tyhle zařízení se jmenuj</text:span><text:span text:style-name="T6">i</text:span><text:span text:style-name="T3"> </text:span><text:span text:style-name="T7">Micro:bit</text:span><text:span text:style-name="T8">y</text:span><text:span text:style-name="T3">, j</text:span><text:span text:style-name="T6">sou</text:span><text:span text:style-name="T3"> to </text:span><text:span text:style-name="T7">jednoduch</text:span><text:span text:style-name="T8">é</text:span><text:span text:style-name="T7"> počítač</text:span><text:span text:style-name="T8">e</text:span><text:span text:style-name="T7"> </text:span><text:span text:style-name="T3">ke kter</text:span><text:span text:style-name="T6">ým</text:span><text:span text:style-name="T3"> jsou připojené </text:span><text:span text:style-name="T7">led diody</text:span><text:span text:style-name="T3">, </text:span><text:span text:style-name="T7">reproduktor</text:span><text:span text:style-name="T8">y</text:span><text:span text:style-name="T3"> či </text:span><text:span text:style-name="T7">tlačítka</text:span><text:span text:style-name="T3">. Ve čtvrtek jsme se naučili jak Micro:bit</text:span><text:span text:style-name="T6">y</text:span><text:span text:style-name="T3"> ovládat.</text:span></text:p>
      <text:p text:style-name="P8"><text:span text:style-name="T3"><text:tab/>Připravili jsme pro vás </text:span><text:span text:style-name="T7">tajenku</text:span><text:span text:style-name="T3">, na každém Micro:bitu (je jich 11) se po chvíli po zmáčknutí zobrazí </text:span><text:span text:style-name="T7">písmeno</text:span><text:span text:style-name="T3"> nebo </text:span><text:span text:style-name="T7">znak</text:span><text:span text:style-name="T3">. Projděte si všech 11 Micro:bitů, je na nich </text:span><text:span text:style-name="T7">10 písmen</text:span><text:span text:style-name="T3"> tvořící </text:span><text:span text:style-name="T7">dvě slova </text:span><text:span text:style-name="T6">(zkuste tyhle dvě slova správně z písmen složit, budou tvořit sousloví </text:span><text:span text:style-name="T8">všem informatikům dobře známé</text:span><text:span text:style-name="T6">) </text:span><text:span text:style-name="T3">a jeden znak na konec. Nezapomeňte okouknout </text:span><text:span text:style-name="T7">originální animace ledek</text:span><text:span text:style-name="T3">, které běží na Micro:bitu automaticky. Jak se vám</text:span><text:span text:style-name="T7"> líbí písničky?</text:span></text:p>
      <text:p text:style-name="P11"><text:tab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10"><text:span text:style-name="T3">Zdraví vedoucí </text:span><text:span text:style-name="T9">Askold </text:span><text:span text:style-name="T3">a Adéla i s celou bandou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Code Pro" svg:font-family="'Source Code Pro'" style:font-pitch="fixed"/>
    <style:font-face style:name="Source Code Pro Semibold" svg:font-family="'Source Code Pro Semibold'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1" style:family="table">
      <style:table-properties style:width="17cm" table:align="left" fo:background-color="transparent">
        <style:background-image/>
      </style:table-properties>
    </style:style>
    <style:style style:name="Table1.A" style:family="table-column">
      <style:table-column-properties style:column-width="8.5cm"/>
    </style:style>
    <style:style style:name="Table1.1" style:family="table-row">
      <style:table-row-properties style:min-row-height="2.097cm" fo:background-color="transparent">
        <style:background-image/>
      </style:table-row-properties>
    </style:style>
    <style:style style:name="Table1.A1" style:family="table-cell">
      <style:table-cell-properties style:vertical-align="middle"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style:font-name="Source Code Pro Semibold" officeooo:paragraph-rsid="0023a96f"/>
    </style:style>
    <style:style style:name="MP2" style:family="paragraph" style:parent-style-name="Header">
      <style:paragraph-properties fo:text-align="end" style:justify-single-word="false"/>
      <style:text-properties style:font-name="Source Code Pro Semibold" officeooo:rsid="001cde8d" officeooo:paragraph-rsid="00239558"/>
    </style:style>
    <style:style style:name="MP3" style:family="paragraph" style:parent-style-name="Header">
      <style:paragraph-properties fo:text-align="end" style:justify-single-word="false" fo:padding="0.049cm" fo:border-left="none" fo:border-right="none" fo:border-top="none" fo:border-bottom="0.06pt solid #000000"/>
      <style:text-properties style:font-name="Source Code Pro Semibold" officeooo:rsid="001cde8d" officeooo:paragraph-rsid="001cde8d"/>
    </style:style>
    <style:style style:name="MP4" style:family="paragraph" style:parent-style-name="Footer">
      <style:paragraph-properties fo:text-align="center" style:justify-single-word="false" fo:padding-left="0.049cm" fo:padding-right="0.049cm" fo:padding-top="0.55cm" fo:padding-bottom="0.049cm" fo:border-left="none" fo:border-right="none" fo:border-top="0.06pt solid #000000" fo:border-bottom="none"/>
      <style:text-properties style:font-name="Source Code Pro Semibold" officeooo:paragraph-rsid="00298845"/>
    </style:style>
    <style:style style:name="MT1" style:family="text">
      <style:text-properties officeooo:rsid="0023a96f"/>
    </style:style>
    <style:style style:name="MT2" style:family="text">
      <style:text-properties officeooo:rsid="0024a5af"/>
    </style:style>
    <style:style style:name="Mfr1" style:family="graphic" style:parent-style-name="Graphics">
      <style:graphic-properties style:run-through="foreground" style:wrap="run-through" style:number-wrapped-paragraphs="1" style:vertical-pos="from-top" style:vertical-rel="paragraph" style:horizontal-pos="from-left" style:horizontal-rel="paragraph" fo:padding="0.049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1" table:style-name="Table1">
          <table:table-column table:style-name="Table1.A" table:number-columns-repeated="2"/>
          <table:table-row table:style-name="Table1.1">
            <table:table-cell table:style-name="Table1.A1" office:value-type="string">
              <text:p text:style-name="MP1"><draw:frame draw:style-name="Mfr1" draw:name="Image1" text:anchor-type="char" svg:x="-0.155cm" svg:y="-0.695cm" svg:width="2.353cm" svg:height="2.388cm" draw:z-index="0"><draw:image xlink:href="Pictures/100000010000043F0000044F6168D845.png" xlink:type="simple" xlink:show="embed" xlink:actuate="onLoad" draw:mime-type="image/png"/></draw:frame><text:s text:c="9"/>Léto teenagerů 2024</text:p>
              <text:p text:style-name="MP1"><text:s text:c="9"/><text:span text:style-name="MT1">(8. až 12. </text:span><text:span text:style-name="MT2">července</text:span><text:span text:style-name="MT1">)</text:span></text:p>
            </table:table-cell>
            <table:table-cell table:style-name="Table1.A1" office:value-type="string">
              <text:p text:style-name="MP2">Informatika trochu jinak</text:p>
            </table:table-cell>
          </table:table-row>
        </table:table>
        <text:p text:style-name="MP3"/>
      </style:header>
      <style:footer>
        <text:p text:style-name="MP4"><text:bookmark text:name="PageNumWizard_FOOTER_Default Page Style1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0T11:49:26.123702700</meta:creation-date>
    <dc:title>primestak_2024</dc:title>
    <dc:date>2024-07-11T22:42:20.626284286</dc:date>
    <meta:editing-duration>PT5M41S</meta:editing-duration>
    <meta:editing-cycles>7</meta:editing-cycles>
    <meta:generator>LibreOffice/7.6.7.2$Linux_X86_64 LibreOffice_project/60$Build-2</meta:generator>
    <meta:print-date>2024-07-11T22:40:03.929302650</meta:print-date>
    <meta:document-statistic meta:table-count="1" meta:image-count="1" meta:object-count="0" meta:page-count="1" meta:paragraph-count="9" meta:word-count="121" meta:character-count="796" meta:non-whitespace-character-count="661"/>
  </office:meta>
</office:document-meta>
</file>